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dd8e6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7cm" svg:stroke-color="#808080" draw:stroke-linejoin="round" svg:stroke-linecap="round" draw:fill="none" fo:padding-top="0.008cm" fo:padding-bottom="0.008cm" fo:padding-left="0.008cm" fo:padding-right="0.008cm" loext:decorative="false"/>
    </style:style>
    <style:style style:name="P1" style:family="paragraph">
      <loext:graphic-properties draw:fill="solid" draw:fill-color="#add8e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000000" loext:opacity="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3" style:family="text">
      <style:text-properties fo:color="#000000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4" style:family="text">
      <style:text-properties fo:color="#000000" loext:opacity="100%" style:font-name="Symbol" fo:font-size="9pt" fo:font-weight="normal" style:font-name-asian="Symbol" style:font-size-asian="9pt" style:font-weight-asian="normal" style:font-name-complex="Symbo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345cm" svg:height="0.636cm" svg:x="1.327cm" svg:y="4.162cm" svg:viewBox="0 0 18346 637" draw:points="0,0 18346,0 18346,637 0,637">
          <text:p/>
        </draw:polygon>
        <draw:frame draw:style-name="gr2" draw:text-style-name="P3" draw:layer="layout" svg:width="12.141cm" svg:height="0.636cm" svg:x="4.43cm" svg:y="2.924cm">
          <draw:text-box>
            <text:p text:style-name="P2"><text:span text:style-name="T1">Tabela de Pinagem - Arduino Mega 2560</text:span></text:p>
          </draw:text-box>
        </draw:frame>
        <draw:frame draw:style-name="gr3" draw:text-style-name="P4" draw:layer="layout" svg:width="2.101cm" svg:height="0.391cm" svg:x="1.539cm" svg:y="4.374cm">
          <draw:text-box>
            <text:p text:style-name="P2"><text:span text:style-name="T2">Dispositivo</text:span></text:p>
          </draw:text-box>
        </draw:frame>
        <draw:frame draw:style-name="gr3" draw:text-style-name="P4" draw:layer="layout" svg:width="2.75cm" svg:height="0.391cm" svg:x="5.773cm" svg:y="4.374cm">
          <draw:text-box>
            <text:p text:style-name="P2"><text:span text:style-name="T2">Pinos no Mega</text:span></text:p>
          </draw:text-box>
        </draw:frame>
        <draw:frame draw:style-name="gr3" draw:text-style-name="P4" draw:layer="layout" svg:width="2.253cm" svg:height="0.391cm" svg:x="11.417cm" svg:y="4.374cm">
          <draw:text-box>
            <text:p text:style-name="P2"><text:span text:style-name="T2">Justificativa</text:span></text:p>
          </draw:text-box>
        </draw:frame>
        <draw:frame draw:style-name="gr4" draw:text-style-name="P5" draw:layer="layout" svg:width="2.242cm" svg:height="0.319cm" svg:x="1.539cm" svg:y="4.99cm">
          <draw:text-box>
            <text:p text:style-name="P2"><text:span text:style-name="T3">MPU-6050 (I²C)</text:span></text:p>
          </draw:text-box>
        </draw:frame>
        <draw:frame draw:style-name="gr4" draw:text-style-name="P5" draw:layer="layout" svg:width="0.743cm" svg:height="0.319cm" svg:x="5.773cm" svg:y="4.99cm">
          <draw:text-box>
            <text:p text:style-name="P2"><text:span text:style-name="T3">SDA </text:span></text:p>
          </draw:text-box>
        </draw:frame>
        <draw:frame draw:style-name="gr4" draw:text-style-name="P5" draw:layer="layout" svg:width="0.317cm" svg:height="0.317cm" svg:x="6.514cm" svg:y="5.001cm">
          <draw:text-box>
            <text:p text:style-name="P2"><text:span text:style-name="T4">→</text:span></text:p>
          </draw:text-box>
        </draw:frame>
        <draw:frame draw:style-name="gr4" draw:text-style-name="P5" draw:layer="layout" svg:width="0.673cm" svg:height="0.319cm" svg:x="6.827cm" svg:y="4.99cm">
          <draw:text-box>
            <text:p text:style-name="P2"><text:span text:style-name="T3"><text:s/>D20</text:span></text:p>
          </draw:text-box>
        </draw:frame>
        <draw:frame draw:style-name="gr4" draw:text-style-name="P5" draw:layer="layout" svg:width="0.708cm" svg:height="0.319cm" svg:x="5.773cm" svg:y="5.413cm">
          <draw:text-box>
            <text:p text:style-name="P2"><text:span text:style-name="T3">SCL </text:span></text:p>
          </draw:text-box>
        </draw:frame>
        <draw:frame draw:style-name="gr4" draw:text-style-name="P5" draw:layer="layout" svg:width="0.317cm" svg:height="0.317cm" svg:x="6.479cm" svg:y="5.424cm">
          <draw:text-box>
            <text:p text:style-name="P2"><text:span text:style-name="T4">→</text:span></text:p>
          </draw:text-box>
        </draw:frame>
        <draw:frame draw:style-name="gr4" draw:text-style-name="P5" draw:layer="layout" svg:width="0.673cm" svg:height="0.319cm" svg:x="6.792cm" svg:y="5.413cm">
          <draw:text-box>
            <text:p text:style-name="P2"><text:span text:style-name="T3"><text:s/>D21</text:span></text:p>
          </draw:text-box>
        </draw:frame>
        <draw:frame draw:style-name="gr4" draw:text-style-name="P5" draw:layer="layout" svg:width="6.901cm" svg:height="0.637cm" svg:x="11.417cm" svg:y="4.99cm">
          <draw:text-box>
            <text:p text:style-name="P2"><text:span text:style-name="T3">Barramento I²C nativo (hardware TWI do Mega). </text:span></text:p>
            <text:p text:style-name="P2"><text:span text:style-name="T3">Compatível com a biblioteca Wire.</text:span></text:p>
          </draw:text-box>
        </draw:frame>
        <draw:frame draw:style-name="gr4" draw:text-style-name="P5" draw:layer="layout" svg:width="2.826cm" svg:height="0.319cm" svg:x="1.539cm" svg:y="6.048cm">
          <draw:text-box>
            <text:p text:style-name="P2"><text:span text:style-name="T3">ESP12F (ESP8266)</text:span></text:p>
          </draw:text-box>
        </draw:frame>
        <draw:frame draw:style-name="gr4" draw:text-style-name="P5" draw:layer="layout" svg:width="0.708cm" svg:height="0.319cm" svg:x="5.773cm" svg:y="6.048cm">
          <draw:text-box>
            <text:p text:style-name="P2"><text:span text:style-name="T3">RX1 </text:span></text:p>
          </draw:text-box>
        </draw:frame>
        <draw:frame draw:style-name="gr4" draw:text-style-name="P5" draw:layer="layout" svg:width="0.317cm" svg:height="0.317cm" svg:x="6.479cm" svg:y="6.059cm">
          <draw:text-box>
            <text:p text:style-name="P2"><text:span text:style-name="T4">→</text:span></text:p>
          </draw:text-box>
        </draw:frame>
        <draw:frame draw:style-name="gr4" draw:text-style-name="P5" draw:layer="layout" svg:width="2.543cm" svg:height="0.319cm" svg:x="6.792cm" svg:y="6.048cm">
          <draw:text-box>
            <text:p text:style-name="P2"><text:span text:style-name="T3"><text:s/>D19 (TX do ESP)</text:span></text:p>
          </draw:text-box>
        </draw:frame>
        <draw:frame draw:style-name="gr4" draw:text-style-name="P5" draw:layer="layout" svg:width="0.673cm" svg:height="0.319cm" svg:x="5.773cm" svg:y="6.471cm">
          <draw:text-box>
            <text:p text:style-name="P2"><text:span text:style-name="T3">TX1 </text:span></text:p>
          </draw:text-box>
        </draw:frame>
        <draw:frame draw:style-name="gr4" draw:text-style-name="P5" draw:layer="layout" svg:width="0.317cm" svg:height="0.317cm" svg:x="6.443cm" svg:y="6.483cm">
          <draw:text-box>
            <text:p text:style-name="P2"><text:span text:style-name="T4">→</text:span></text:p>
          </draw:text-box>
        </draw:frame>
        <draw:frame draw:style-name="gr4" draw:text-style-name="P5" draw:layer="layout" svg:width="2.578cm" svg:height="0.319cm" svg:x="6.757cm" svg:y="6.471cm">
          <draw:text-box>
            <text:p text:style-name="P2"><text:span text:style-name="T3"><text:s/>D18 (RX do ESP)</text:span></text:p>
          </draw:text-box>
        </draw:frame>
        <draw:frame draw:style-name="gr4" draw:text-style-name="P5" draw:layer="layout" svg:width="6.955cm" svg:height="0.637cm" svg:x="11.417cm" svg:y="6.048cm">
          <draw:text-box>
            <text:p text:style-name="P2"><text:span text:style-name="T3">Uso da Serial1 para não ocupar a Serial0 (USB). </text:span></text:p>
            <text:p text:style-name="P2"><text:span text:style-name="T3">UART em hardware estável. ESP é 3.3V.</text:span></text:p>
          </draw:text-box>
        </draw:frame>
        <draw:frame draw:style-name="gr4" draw:text-style-name="P5" draw:layer="layout" svg:width="3.602cm" svg:height="0.319cm" svg:x="1.539cm" svg:y="7.106cm">
          <draw:text-box>
            <text:p text:style-name="P2"><text:span text:style-name="T3">Ethernet (W5500/W5100)</text:span></text:p>
          </draw:text-box>
        </draw:frame>
        <draw:frame draw:style-name="gr4" draw:text-style-name="P5" draw:layer="layout" svg:width="0.902cm" svg:height="0.319cm" svg:x="5.773cm" svg:y="7.106cm">
          <draw:text-box>
            <text:p text:style-name="P2"><text:span text:style-name="T3">MISO </text:span></text:p>
          </draw:text-box>
        </draw:frame>
        <draw:frame draw:style-name="gr4" draw:text-style-name="P5" draw:layer="layout" svg:width="0.317cm" svg:height="0.317cm" svg:x="6.673cm" svg:y="7.118cm">
          <draw:text-box>
            <text:p text:style-name="P2"><text:span text:style-name="T4">→</text:span></text:p>
          </draw:text-box>
        </draw:frame>
        <draw:frame draw:style-name="gr4" draw:text-style-name="P5" draw:layer="layout" svg:width="0.673cm" svg:height="0.319cm" svg:x="6.986cm" svg:y="7.106cm">
          <draw:text-box>
            <text:p text:style-name="P2"><text:span text:style-name="T3"><text:s/>D50</text:span></text:p>
          </draw:text-box>
        </draw:frame>
        <draw:frame draw:style-name="gr4" draw:text-style-name="P5" draw:layer="layout" svg:width="0.902cm" svg:height="0.319cm" svg:x="5.773cm" svg:y="7.53cm">
          <draw:text-box>
            <text:p text:style-name="P2"><text:span text:style-name="T3">MOSI </text:span></text:p>
          </draw:text-box>
        </draw:frame>
        <draw:frame draw:style-name="gr4" draw:text-style-name="P5" draw:layer="layout" svg:width="0.317cm" svg:height="0.317cm" svg:x="6.673cm" svg:y="7.541cm">
          <draw:text-box>
            <text:p text:style-name="P2"><text:span text:style-name="T4">→</text:span></text:p>
          </draw:text-box>
        </draw:frame>
        <draw:frame draw:style-name="gr4" draw:text-style-name="P5" draw:layer="layout" svg:width="0.673cm" svg:height="0.319cm" svg:x="6.986cm" svg:y="7.53cm">
          <draw:text-box>
            <text:p text:style-name="P2"><text:span text:style-name="T3"><text:s/>D51</text:span></text:p>
          </draw:text-box>
        </draw:frame>
        <draw:frame draw:style-name="gr4" draw:text-style-name="P5" draw:layer="layout" svg:width="0.743cm" svg:height="0.319cm" svg:x="5.773cm" svg:y="7.953cm">
          <draw:text-box>
            <text:p text:style-name="P2"><text:span text:style-name="T3">SCK </text:span></text:p>
          </draw:text-box>
        </draw:frame>
        <draw:frame draw:style-name="gr4" draw:text-style-name="P5" draw:layer="layout" svg:width="0.317cm" svg:height="0.317cm" svg:x="6.514cm" svg:y="7.964cm">
          <draw:text-box>
            <text:p text:style-name="P2"><text:span text:style-name="T4">→</text:span></text:p>
          </draw:text-box>
        </draw:frame>
        <draw:frame draw:style-name="gr4" draw:text-style-name="P5" draw:layer="layout" svg:width="0.673cm" svg:height="0.319cm" svg:x="6.827cm" svg:y="7.953cm">
          <draw:text-box>
            <text:p text:style-name="P2"><text:span text:style-name="T3"><text:s/>D52</text:span></text:p>
          </draw:text-box>
        </draw:frame>
        <draw:frame draw:style-name="gr4" draw:text-style-name="P5" draw:layer="layout" svg:width="0.531cm" svg:height="0.319cm" svg:x="5.773cm" svg:y="8.376cm">
          <draw:text-box>
            <text:p text:style-name="P2"><text:span text:style-name="T3">CS </text:span></text:p>
          </draw:text-box>
        </draw:frame>
        <draw:frame draw:style-name="gr4" draw:text-style-name="P5" draw:layer="layout" svg:width="0.317cm" svg:height="0.317cm" svg:x="6.302cm" svg:y="8.388cm">
          <draw:text-box>
            <text:p text:style-name="P2"><text:span text:style-name="T4">→</text:span></text:p>
          </draw:text-box>
        </draw:frame>
        <draw:frame draw:style-name="gr4" draw:text-style-name="P5" draw:layer="layout" svg:width="0.673cm" svg:height="0.319cm" svg:x="6.615cm" svg:y="8.376cm">
          <draw:text-box>
            <text:p text:style-name="P2"><text:span text:style-name="T3"><text:s/>D53</text:span></text:p>
          </draw:text-box>
        </draw:frame>
        <draw:frame draw:style-name="gr4" draw:text-style-name="P5" draw:layer="layout" svg:width="7.431cm" svg:height="0.637cm" svg:x="11.417cm" svg:y="7.106cm">
          <draw:text-box>
            <text:p text:style-name="P2"><text:span text:style-name="T3">Pinos SPI hardware obrigatórios. D53 (SS) deve ser </text:span></text:p>
            <text:p text:style-name="P2"><text:span text:style-name="T3">OUTPUT para Mega ser mestre.</text:span></text:p>
          </draw:text-box>
        </draw:frame>
        <draw:frame draw:style-name="gr4" draw:text-style-name="P5" draw:layer="layout" svg:width="3.565cm" svg:height="0.319cm" svg:x="1.539cm" svg:y="9.011cm">
          <draw:text-box>
            <text:p text:style-name="P2"><text:span text:style-name="T3">Ultrassônicos (HC-SR04)</text:span></text:p>
          </draw:text-box>
        </draw:frame>
        <draw:frame draw:style-name="gr4" draw:text-style-name="P5" draw:layer="layout" svg:width="3.989cm" svg:height="0.319cm" svg:x="5.773cm" svg:y="9.011cm">
          <draw:text-box>
            <text:p text:style-name="P2"><text:span text:style-name="T3">US1: TRIG D22, ECHO D23</text:span></text:p>
          </draw:text-box>
        </draw:frame>
        <draw:frame draw:style-name="gr4" draw:text-style-name="P5" draw:layer="layout" svg:width="3.989cm" svg:height="0.319cm" svg:x="5.773cm" svg:y="9.435cm">
          <draw:text-box>
            <text:p text:style-name="P2"><text:span text:style-name="T3">US2: TRIG D24, ECHO D25</text:span></text:p>
          </draw:text-box>
        </draw:frame>
        <draw:frame draw:style-name="gr4" draw:text-style-name="P5" draw:layer="layout" svg:width="3.989cm" svg:height="0.319cm" svg:x="5.773cm" svg:y="9.858cm">
          <draw:text-box>
            <text:p text:style-name="P2"><text:span text:style-name="T3">US3: TRIG D26, ECHO D27</text:span></text:p>
          </draw:text-box>
        </draw:frame>
        <draw:frame draw:style-name="gr4" draw:text-style-name="P5" draw:layer="layout" svg:width="3.989cm" svg:height="0.319cm" svg:x="5.773cm" svg:y="10.281cm">
          <draw:text-box>
            <text:p text:style-name="P2"><text:span text:style-name="T3">US4: TRIG D28, ECHO D29</text:span></text:p>
          </draw:text-box>
        </draw:frame>
        <draw:frame draw:style-name="gr4" draw:text-style-name="P5" draw:layer="layout" svg:width="7.607cm" svg:height="0.637cm" svg:x="11.417cm" svg:y="9.011cm">
          <draw:text-box>
            <text:p text:style-name="P2"><text:span text:style-name="T3">Pinos digitais agrupados (22–29), livres e sem conflito</text:span></text:p>
            <text:p text:style-name="P2"><text:span text:style-name="T3"><text:s/>com I²C/SPI/Serial.</text:span></text:p>
          </draw:text-box>
        </draw:frame>
        <draw:frame draw:style-name="gr4" draw:text-style-name="P5" draw:layer="layout" svg:width="1.414cm" svg:height="0.319cm" svg:x="1.539cm" svg:y="10.916cm">
          <draw:text-box>
            <text:p text:style-name="P2"><text:span text:style-name="T3">Sensor IR</text:span></text:p>
          </draw:text-box>
        </draw:frame>
        <draw:frame draw:style-name="gr4" draw:text-style-name="P5" draw:layer="layout" svg:width="0.92cm" svg:height="0.319cm" svg:x="5.773cm" svg:y="10.916cm">
          <draw:text-box>
            <text:p text:style-name="P2"><text:span text:style-name="T3">Saída </text:span></text:p>
          </draw:text-box>
        </draw:frame>
        <draw:frame draw:style-name="gr4" draw:text-style-name="P5" draw:layer="layout" svg:width="0.317cm" svg:height="0.317cm" svg:x="6.691cm" svg:y="10.928cm">
          <draw:text-box>
            <text:p text:style-name="P2"><text:span text:style-name="T4">→</text:span></text:p>
          </draw:text-box>
        </draw:frame>
        <draw:frame draw:style-name="gr4" draw:text-style-name="P5" draw:layer="layout" svg:width="3.143cm" svg:height="0.319cm" svg:x="7.004cm" svg:y="10.916cm">
          <draw:text-box>
            <text:p text:style-name="P2"><text:span text:style-name="T3"><text:s/>A0 (ou D30 se digital)</text:span></text:p>
          </draw:text-box>
        </draw:frame>
        <draw:frame draw:style-name="gr4" draw:text-style-name="P5" draw:layer="layout" svg:width="8.155cm" svg:height="0.637cm" svg:x="11.242cm" svg:y="10.52cm">
          <draw:text-box>
            <text:p text:style-name="P2"><text:span text:style-name="T3">Se for analógico, usar ADC do Mega. Se digital, pode ser </text:span></text:p>
            <text:p text:style-name="P2"><text:span text:style-name="T3">ligado no D30.</text:span></text:p>
          </draw:text-box>
        </draw:frame>
        <draw:frame draw:style-name="gr4" draw:text-style-name="P5" draw:layer="layout" svg:width="3.477cm" svg:height="0.319cm" svg:x="1.539cm" svg:y="11.551cm">
          <draw:text-box>
            <text:p text:style-name="P2"><text:span text:style-name="T3">Motores DC (com driver)</text:span></text:p>
          </draw:text-box>
        </draw:frame>
        <draw:frame draw:style-name="gr4" draw:text-style-name="P5" draw:layer="layout" svg:width="0.866cm" svg:height="0.319cm" svg:x="5.773cm" svg:y="11.551cm">
          <draw:text-box>
            <text:p text:style-name="P2"><text:span text:style-name="T3">PWM </text:span></text:p>
          </draw:text-box>
        </draw:frame>
        <draw:frame draw:style-name="gr4" draw:text-style-name="P5" draw:layer="layout" svg:width="0.317cm" svg:height="0.317cm" svg:x="6.637cm" svg:y="11.563cm">
          <draw:text-box>
            <text:p text:style-name="P2"><text:span text:style-name="T4">→</text:span></text:p>
          </draw:text-box>
        </draw:frame>
        <draw:frame draw:style-name="gr4" draw:text-style-name="P5" draw:layer="layout" svg:width="2.243cm" svg:height="0.319cm" svg:x="6.95cm" svg:y="11.551cm">
          <draw:text-box>
            <text:p text:style-name="P2"><text:span text:style-name="T3"><text:s/>D3, D5, D6, D9</text:span></text:p>
          </draw:text-box>
        </draw:frame>
        <draw:frame draw:style-name="gr4" draw:text-style-name="P5" draw:layer="layout" svg:width="1.184cm" svg:height="0.319cm" svg:x="5.773cm" svg:y="11.975cm">
          <draw:text-box>
            <text:p text:style-name="P2"><text:span text:style-name="T3">Direção </text:span></text:p>
          </draw:text-box>
        </draw:frame>
        <draw:frame draw:style-name="gr4" draw:text-style-name="P5" draw:layer="layout" svg:width="0.317cm" svg:height="0.317cm" svg:x="6.955cm" svg:y="11.986cm">
          <draw:text-box>
            <text:p text:style-name="P2"><text:span text:style-name="T4">→</text:span></text:p>
          </draw:text-box>
        </draw:frame>
        <draw:frame draw:style-name="gr4" draw:text-style-name="P5" draw:layer="layout" svg:width="1.431cm" svg:height="0.319cm" svg:x="7.268cm" svg:y="11.975cm">
          <draw:text-box>
            <text:p text:style-name="P2"><text:span text:style-name="T3"><text:s/>D30–D37</text:span></text:p>
          </draw:text-box>
        </draw:frame>
        <draw:frame draw:style-name="gr4" draw:text-style-name="P5" draw:layer="layout" svg:width="6.866cm" svg:height="0.637cm" svg:x="11.417cm" svg:y="11.551cm">
          <draw:text-box>
            <text:p text:style-name="P2"><text:span text:style-name="T3">PWM nativos para velocidade via analogWrite(). </text:span></text:p>
            <text:p text:style-name="P2"><text:span text:style-name="T3">Direção em pinos consecutivos livres.</text:span></text:p>
          </draw:text-box>
        </draw:frame>
        <draw:frame draw:style-name="gr4" draw:text-style-name="P5" draw:layer="layout" svg:width="2.649cm" svg:height="0.319cm" svg:x="1.539cm" svg:y="12.61cm">
          <draw:text-box>
            <text:p text:style-name="P2"><text:span text:style-name="T3">FPGA via Ethernet</text:span></text:p>
          </draw:text-box>
        </draw:frame>
        <draw:frame draw:style-name="gr4" draw:text-style-name="P5" draw:layer="layout" svg:width="3.954cm" svg:height="0.319cm" svg:x="5.773cm" svg:y="12.61cm">
          <draw:text-box>
            <text:p text:style-name="P2"><text:span text:style-name="T3">Compartilha SPI (D50–D53)</text:span></text:p>
          </draw:text-box>
        </draw:frame>
        <draw:line draw:style-name="gr5" draw:text-style-name="P6" draw:layer="layout" svg:x1="1.327cm" svg:y1="4.162cm" svg:x2="19.672cm" svg:y2="4.162cm">
          <text:p/>
        </draw:line>
        <draw:line draw:style-name="gr5" draw:text-style-name="P6" draw:layer="layout" svg:x1="1.3cm" svg:y1="13.695cm" svg:x2="19.645cm" svg:y2="13.695cm">
          <text:p/>
        </draw:line>
        <draw:line draw:style-name="gr5" draw:text-style-name="P6" draw:layer="layout" svg:x1="1.327cm" svg:y1="13.052cm" svg:x2="1.327cm" svg:y2="4.162cm">
          <text:p/>
        </draw:line>
        <draw:line draw:style-name="gr5" draw:text-style-name="P6" draw:layer="layout" svg:x1="19.672cm" svg:y1="13.052cm" svg:x2="19.672cm" svg:y2="4.162cm">
          <text:p/>
        </draw:line>
        <draw:line draw:style-name="gr5" draw:text-style-name="P6" draw:layer="layout" svg:x1="1.327cm" svg:y1="4.797cm" svg:x2="19.672cm" svg:y2="4.797cm">
          <text:p/>
        </draw:line>
        <draw:line draw:style-name="gr5" draw:text-style-name="P6" draw:layer="layout" svg:x1="1.327cm" svg:y1="5.856cm" svg:x2="19.672cm" svg:y2="5.856cm">
          <text:p/>
        </draw:line>
        <draw:line draw:style-name="gr5" draw:text-style-name="P6" draw:layer="layout" svg:x1="1.327cm" svg:y1="6.914cm" svg:x2="19.672cm" svg:y2="6.914cm">
          <text:p/>
        </draw:line>
        <draw:line draw:style-name="gr5" draw:text-style-name="P6" draw:layer="layout" svg:x1="1.327cm" svg:y1="8.819cm" svg:x2="19.672cm" svg:y2="8.819cm">
          <text:p/>
        </draw:line>
        <draw:line draw:style-name="gr5" draw:text-style-name="P6" draw:layer="layout" svg:x1="1.3cm" svg:y1="10.52cm" svg:x2="19.645cm" svg:y2="10.52cm">
          <text:p/>
        </draw:line>
        <draw:line draw:style-name="gr5" draw:text-style-name="P6" draw:layer="layout" svg:x1="1.3cm" svg:y1="11.472cm" svg:x2="19.645cm" svg:y2="11.472cm">
          <text:p/>
        </draw:line>
        <draw:line draw:style-name="gr5" draw:text-style-name="P6" draw:layer="layout" svg:x1="1.327cm" svg:y1="12.417cm" svg:x2="19.672cm" svg:y2="12.417cm">
          <text:p/>
        </draw:line>
        <draw:line draw:style-name="gr5" draw:text-style-name="P6" draw:layer="layout" svg:x1="5.561cm" svg:y1="13.052cm" svg:x2="5.561cm" svg:y2="4.162cm">
          <text:p/>
        </draw:line>
        <draw:line draw:style-name="gr5" draw:text-style-name="P6" draw:layer="layout" svg:x1="11.205cm" svg:y1="13.052cm" svg:x2="11.205cm" svg:y2="4.162cm">
          <text:p/>
        </draw:line>
        <draw:frame draw:style-name="gr4" draw:text-style-name="P5" draw:layer="layout" svg:width="8.277cm" svg:height="0.637cm" svg:x="11.142cm" svg:y="12.74cm">
          <draw:text-box>
            <text:p text:style-name="P2"><text:span text:style-name="T3">Comunicação via Ethernet (TCP/UDP). Se FPGA suportar </text:span></text:p>
            <text:p text:style-name="P2"><text:span text:style-name="T3">SPI direto, usar mesmo barramento com CS dedicado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9cm" fo:margin-bottom="13cm" fo:margin-left="1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1T17:55:40.895390764</dc:date>
    <meta:editing-duration>PT1M41S</meta:editing-duration>
    <meta:editing-cycles>1</meta:editing-cycles>
    <meta:document-statistic meta:object-count="70"/>
    <meta:generator>LibreOffice/25.2.5.2$Linux_X86_64 LibreOffice_project/520$Build-2</meta:generator>
  </office:meta>
</office:document-meta>
</file>